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, serif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Standard">
      <style:text-properties fo:language="es" fo:country="ES" officeooo:rsid="002bb91b" officeooo:paragraph-rsid="00311eb7"/>
    </style:style>
    <style:style style:name="P4" style:family="paragraph" style:parent-style-name="Standard">
      <style:text-properties officeooo:paragraph-rsid="00311eb7"/>
    </style:style>
    <style:style style:name="P5" style:family="paragraph" style:parent-style-name="Standard">
      <style:text-properties fo:color="#0000ff" fo:language="es" fo:country="ES" fo:font-style="italic" officeooo:rsid="002bb91b" officeooo:paragraph-rsid="00311eb7" fo:background-color="transparent" style:language-asian="en" style:country-asian="US" style:font-style-asian="italic"/>
    </style:style>
    <style:style style:name="P6" style:family="paragraph" style:parent-style-name="Standard">
      <style:paragraph-properties fo:padding-left="0cm" fo:padding-right="0cm" fo:padding-top="0.035cm" fo:padding-bottom="0cm" fo:border-left="none" fo:border-right="none" fo:border-top="0.74pt solid #00000a" fo:border-bottom="none"/>
      <style:text-properties fo:font-size="12pt" style:font-size-asian="12pt"/>
    </style:style>
    <style:style style:name="P7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a"/>
      <style:text-properties style:font-name="Arial" fo:font-size="18pt" fo:font-weight="bold" style:font-size-asian="18pt" style:font-weight-asian="bold"/>
    </style:style>
    <style:style style:name="P8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a"/>
      <style:text-properties fo:font-size="12pt" style:font-size-asian="12pt"/>
    </style:style>
    <style:style style:name="P9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10" style:family="paragraph" style:parent-style-name="Header">
      <style:text-properties fo:language="es" fo:country="ES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Footer">
      <style:text-properties fo:language="es" fo:country="ES"/>
    </style:style>
    <style:style style:name="P13" style:family="paragraph" style:parent-style-name="Standard">
      <style:paragraph-properties fo:padding="0cm" fo:border="none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Title">
      <style:paragraph-properties fo:text-align="end" style:justify-single-word="false"/>
    </style:style>
    <style:style style:name="P16" style:family="paragraph" style:parent-style-name="Title">
      <style:paragraph-properties fo:text-align="end" style:justify-single-word="false"/>
      <style:text-properties fo:language="es" fo:country="ES"/>
    </style:style>
    <style:style style:name="P17" style:family="paragraph" style:parent-style-name="InfoBlue">
      <style:text-properties officeooo:rsid="00113b2e" officeooo:paragraph-rsid="00113b2e"/>
    </style:style>
    <style:style style:name="P18" style:family="paragraph" style:parent-style-name="InfoBlue">
      <style:text-properties fo:language="es" fo:country="ES"/>
    </style:style>
    <style:style style:name="P19" style:family="paragraph" style:parent-style-name="InfoBlue">
      <style:text-properties fo:language="es" fo:country="ES" officeooo:paragraph-rsid="0020c4fc"/>
    </style:style>
    <style:style style:name="P20" style:family="paragraph" style:parent-style-name="InfoBlue">
      <style:text-properties fo:language="es" fo:country="ES" officeooo:paragraph-rsid="0021ac30"/>
    </style:style>
    <style:style style:name="P21" style:family="paragraph" style:parent-style-name="InfoBlue">
      <style:text-properties fo:color="#0000ff" fo:language="es" fo:country="ES" fo:font-style="italic" style:language-asian="en" style:country-asian="US" style:font-style-asian="italic"/>
    </style:style>
    <style:style style:name="P22" style:family="paragraph" style:parent-style-name="Standard">
      <style:paragraph-properties fo:margin-left="0cm" fo:margin-right="0cm" fo:text-indent="1.27cm" style:auto-text-indent="false"/>
      <style:text-properties fo:color="#0000ff" fo:language="es" fo:country="ES" fo:font-style="italic" style:font-style-asian="italic"/>
    </style:style>
    <style:style style:name="P23" style:family="paragraph" style:parent-style-name="Text_20_body">
      <style:paragraph-properties fo:margin-left="0cm" fo:margin-right="0cm" fo:text-indent="1.27cm" style:auto-text-indent="false"/>
      <style:text-properties fo:color="#0000ff" fo:language="es" fo:country="ES" fo:font-style="italic" style:font-style-asian="italic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color="#0000ff" fo:language="es" fo:country="ES" fo:font-style="italic" officeooo:rsid="00113b2e" officeooo:paragraph-rsid="00113b2e" style:font-style-asian="italic"/>
    </style:style>
    <style:style style:name="P25" style:family="paragraph" style:parent-style-name="Text_20_body">
      <style:text-properties fo:color="#ff0000" fo:language="es" fo:country="ES" fo:font-style="italic" style:font-style-asian="italic"/>
    </style:style>
    <style:style style:name="P26" style:family="paragraph" style:parent-style-name="Text_20_body">
      <style:text-properties fo:color="#0000ff" fo:language="es" fo:country="ES" fo:font-style="italic" style:language-asian="en" style:country-asian="US" style:font-style-asian="italic"/>
    </style:style>
    <style:style style:name="P27" style:family="paragraph" style:parent-style-name="Text_20_body">
      <style:text-properties fo:color="#0000ff" fo:language="es" fo:country="ES" fo:font-style="italic" officeooo:rsid="003301cc" style:language-asian="en" style:country-asian="US" style:font-style-asian="italic"/>
    </style:style>
    <style:style style:name="P28" style:family="paragraph" style:parent-style-name="Text_20_body">
      <style:text-properties fo:color="#0000ff" fo:language="es" fo:country="ES" fo:font-style="italic" officeooo:paragraph-rsid="0021ac30" fo:background-color="transparent" style:language-asian="en" style:country-asian="US" style:font-style-asian="italic"/>
    </style:style>
    <style:style style:name="P29" style:family="paragraph" style:parent-style-name="Text_20_body">
      <style:text-properties fo:language="es" fo:country="ES"/>
    </style:style>
    <style:style style:name="P30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32" style:family="paragraph" style:parent-style-name="Text_20_body" style:list-style-name="WWNum1" style:master-page-name="">
      <loext:graphic-properties draw:fill="none"/>
      <style:paragraph-properties fo:margin-left="0cm" fo:margin-right="0cm" fo:margin-top="0.212cm" fo:margin-bottom="0.106cm" loext:contextual-spacing="false" style:line-height-at-least="0.423cm" fo:text-align="start" style:justify-single-word="false" fo:orphans="0" fo:widows="0" fo:text-indent="0cm" style:auto-text-indent="false" style:page-number="auto" fo:background-color="transparent" fo:keep-with-next="always" style:writing-mode="lr-tb"/>
      <style:text-properties fo:language="es" fo:country="ES" fo:background-color="transparent"/>
    </style:style>
    <style:style style:name="P33" style:family="paragraph" style:parent-style-name="Heading_20_1" style:list-style-name="WWNum1">
      <style:text-properties fo:language="es" fo:country="ES" officeooo:rsid="002bb91b" officeooo:paragraph-rsid="002bb91b"/>
    </style:style>
    <style:style style:name="P34" style:family="paragraph" style:parent-style-name="Heading_20_1" style:list-style-name="WWNum1">
      <style:text-properties fo:language="es" fo:country="ES" officeooo:rsid="003030d6" officeooo:paragraph-rsid="003030d6"/>
    </style:style>
    <style:style style:name="P35" style:family="paragraph" style:parent-style-name="Heading_20_1" style:list-style-name="WWNum1">
      <style:text-properties fo:language="es" fo:country="ES"/>
    </style:style>
    <style:style style:name="P36" style:family="paragraph" style:parent-style-name="Heading_20_1" style:list-style-name="WWNum1">
      <style:text-properties fo:language="es" fo:country="ES" officeooo:rsid="003301cc" officeooo:paragraph-rsid="003301cc"/>
    </style:style>
    <style:style style:name="P37" style:family="paragraph" style:parent-style-name="Heading_20_1" style:list-style-name="WWNum1">
      <style:text-properties fo:language="es" fo:country="ES" officeooo:rsid="0033fcaf" officeooo:paragraph-rsid="0033fcaf"/>
    </style:style>
    <style:style style:name="P38" style:family="paragraph" style:parent-style-name="Heading_20_2" style:list-style-name="WWNum1" style:master-page-name="">
      <loext:graphic-properties draw:fill="none"/>
      <style:paragraph-properties fo:margin-left="1.3cm" fo:margin-right="0cm" fo:margin-top="0.212cm" fo:margin-bottom="0.106cm" loext:contextual-spacing="false" style:line-height-at-least="0.423cm" fo:text-align="start" style:justify-single-word="false" fo:orphans="0" fo:widows="0" fo:text-indent="0cm" style:auto-text-indent="false" style:page-number="auto" fo:background-color="transparent" fo:keep-with-next="always" style:writing-mode="lr-tb"/>
    </style:style>
    <style:style style:name="P39" style:family="paragraph" style:parent-style-name="Title" style:master-page-name="Standard">
      <style:paragraph-properties fo:text-align="end" style:justify-single-word="false" style:page-number="auto"/>
      <style:text-properties fo:language="es" fo:country="ES"/>
    </style:style>
    <style:style style:name="P40" style:family="paragraph" style:parent-style-name="Title" style:master-page-name="Converted1">
      <style:paragraph-properties style:page-number="auto"/>
      <style:text-properties fo:language="es" fo:country="ES" officeooo:rsid="0028dacc" officeooo:paragraph-rsid="0028dacc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28dacc"/>
    </style:style>
    <style:style style:name="T3" style:family="text">
      <style:text-properties fo:language="es" fo:country="ES" officeooo:rsid="002a431b"/>
    </style:style>
    <style:style style:name="T4" style:family="text">
      <style:text-properties fo:language="es" fo:country="ES" officeooo:rsid="0013a76b"/>
    </style:style>
    <style:style style:name="T5" style:family="text">
      <style:text-properties fo:language="es" fo:country="ES" officeooo:rsid="002bb91b"/>
    </style:style>
    <style:style style:name="T6" style:family="text">
      <style:text-properties fo:language="es" fo:country="ES" officeooo:rsid="0034cb37"/>
    </style:style>
    <style:style style:name="T7" style:family="text">
      <style:text-properties fo:language="es" fo:country="ES" officeooo:rsid="0036d225"/>
    </style:style>
    <style:style style:name="T8" style:family="text">
      <style:text-properties officeooo:rsid="0028dacc"/>
    </style:style>
    <style:style style:name="T9" style:family="text">
      <style:text-properties fo:font-size="12pt" fo:language="es" fo:country="ES" fo:font-weight="bold" style:font-size-asian="12pt" style:font-weight-asian="bold" style:font-size-complex="12pt"/>
    </style:style>
    <style:style style:name="T10" style:family="text">
      <style:text-properties fo:font-size="14pt" fo:language="es" fo:country="ES" style:font-size-asian="14pt"/>
    </style:style>
    <style:style style:name="T11" style:family="text">
      <style:text-properties fo:font-size="14pt" fo:language="es" fo:country="ES" officeooo:rsid="0027f710" style:font-size-asian="14pt"/>
    </style:style>
    <style:style style:name="T12" style:family="text">
      <style:text-properties fo:color="#ff0000" officeooo:rsid="001520b3"/>
    </style:style>
    <style:style style:name="T13" style:family="text">
      <style:text-properties fo:color="#ff0000" fo:font-style="italic" style:font-style-asian="italic"/>
    </style:style>
    <style:style style:name="T14" style:family="text">
      <style:text-properties fo:color="#ff0000" fo:font-style="italic" officeooo:rsid="0033fcaf" style:font-style-asian="italic"/>
    </style:style>
    <style:style style:name="T15" style:family="text">
      <style:text-properties officeooo:rsid="002bb91b"/>
    </style:style>
    <style:style style:name="T16" style:family="text">
      <style:text-properties fo:color="#0000ff" fo:language="es" fo:country="ES" fo:font-style="italic" officeooo:rsid="002bb91b" fo:background-color="transparent" loext:char-shading-value="0" style:language-asian="en" style:country-asian="US" style:font-style-asian="italic"/>
    </style:style>
    <style:style style:name="T17" style:family="text">
      <style:text-properties fo:color="#0000ff" fo:language="es" fo:country="ES" fo:font-style="italic" officeooo:rsid="00311eb7" fo:background-color="transparent" loext:char-shading-value="0" style:language-asian="en" style:country-asian="US" style:font-style-asian="italic"/>
    </style:style>
    <style:style style:name="T18" style:family="text">
      <style:text-properties fo:color="#0000ff" fo:font-style="italic" style:language-asian="en" style:country-asian="US" style:font-style-asian="italic"/>
    </style:style>
    <style:style style:name="T19" style:family="text">
      <style:text-properties fo:color="#0000ff" fo:font-style="italic" officeooo:rsid="003301cc" style:language-asian="en" style:country-asian="US" style:font-style-asian="italic"/>
    </style:style>
    <style:style style:name="T20" style:family="text">
      <style:text-properties fo:color="#0000ff" style:font-name="Times New Roman1" fo:font-size="10pt" fo:font-style="italic" officeooo:rsid="003301cc" style:language-asian="en" style:country-asian="US" style:font-style-asian="italic"/>
    </style:style>
    <style:style style:name="T21" style:family="text">
      <style:text-properties fo:color="#0000ff" style:font-name="Times New Roman1" fo:font-size="10pt" fo:font-style="italic" officeooo:rsid="0033fcaf" style:language-asian="en" style:country-asian="US" style:font-style-asian="italic"/>
    </style:style>
    <style:style style:name="T22" style:family="text">
      <style:text-properties officeooo:rsid="002ff3d6"/>
    </style:style>
    <style:style style:name="T23" style:family="text">
      <style:text-properties officeooo:rsid="00322927"/>
    </style:style>
    <style:style style:name="T24" style:family="text">
      <style:text-properties officeooo:rsid="003301cc"/>
    </style:style>
    <style:style style:name="T25" style:family="text">
      <style:text-properties officeooo:rsid="0033fcaf"/>
    </style:style>
    <style:style style:name="T26" style:family="text">
      <style:text-properties officeooo:rsid="0038d3c5"/>
    </style:style>
    <style:style style:name="T27" style:family="text">
      <style:text-properties officeooo:rsid="0039f685"/>
    </style:style>
    <style:style style:name="T28" style:family="text">
      <style:text-properties officeooo:rsid="003a0e3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ubject>&lt;Nombre del proyecto&gt;</text:subject></text:p>
      <text:p text:style-name="P16"><text:title>Documento de Objetivos del Proyecto</text:title></text:p>
      <text:p text:style-name="P16"/>
      <text:p text:style-name="P15"><text:span text:style-name="T11">Versión</text:span><text:span text:style-name="T10"> &lt;</text:span><text:span text:style-name="T10"><text:user-defined style:data-style-name="N0" text:name="Versión">1.0</text:user-defined></text:span><text:span text:style-name="T10">&gt;</text:span></text:p>
      <text:p text:style-name="P2"/>
      <text:p text:style-name="P18"/>
      <text:p text:style-name="P18"/>
      <text:p text:style-name="P17"><text:span text:style-name="T4">[</text:span><text:span text:style-name="T7">Para cambiar los campos automáticos</text:span><text:span text:style-name="T1">: Archivo→Propiedades… </text:span><text:span text:style-name="T7">y cambiar ahí Versión,, </text:span><text:span text:style-name="T1">Asunto, </text:span><text:span text:style-name="T7">etc, con la información concreta que debería tener este documento</text:span><text:span text:style-name="T1">.</text:span><text:span text:style-name="T4">]</text:span></text:p>
      <text:p text:style-name="P13"><text:span text:style-name="page_20_number"/></text:p>
      <text:p text:style-name="P40">Índice</text:p>
      <text:table-of-content text:style-name="Sect1" text:protected="true" text:name="Índice de contenid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0"><text:a xlink:type="simple" xlink:href="#__RefHeading___Toc431_171989147" text:style-name="Index_20_Link" text:visited-style-name="Index_20_Link">1.Introducción<text:tab/>3</text:a></text:p>
          <text:p text:style-name="P31"><text:a xlink:type="simple" xlink:href="#__RefHeading___Toc439_171989147" text:style-name="Index_20_Link" text:visited-style-name="Index_20_Link">Definiciones, acrónimos y abreviaturas<text:tab/>3</text:a></text:p>
          <text:p text:style-name="P30"><text:a xlink:type="simple" xlink:href="#__RefHeading___Toc441_171989147" text:style-name="Index_20_Link" text:visited-style-name="Index_20_Link">2.Descripción del proyecto<text:tab/>3</text:a></text:p>
          <text:p text:style-name="P30"><text:a xlink:type="simple" xlink:href="#__RefHeading___Toc443_171989147" text:style-name="Index_20_Link" text:visited-style-name="Index_20_Link">3.Objetivos del proyecto<text:tab/>3</text:a></text:p>
          <text:p text:style-name="P30"><text:a xlink:type="simple" xlink:href="#__RefHeading___Toc445_171989147" text:style-name="Index_20_Link" text:visited-style-name="Index_20_Link">4.Arquitectura<text:tab/>3</text:a></text:p>
          <text:p text:style-name="P30"><text:a xlink:type="simple" xlink:href="#__RefHeading___Toc447_171989147" text:style-name="Index_20_Link" text:visited-style-name="Index_20_Link">5.Herramientas<text:tab/>3</text:a></text:p>
          <text:p text:style-name="P30"><text:a xlink:type="simple" xlink:href="#__RefHeading___Toc449_171989147" text:style-name="Index_20_Link" text:visited-style-name="Index_20_Link">6.Alcance del proyecto<text:tab/>3</text:a></text:p>
          <text:p text:style-name="P30"><text:a xlink:type="simple" xlink:href="#__RefHeading___Toc451_171989147" text:style-name="Index_20_Link" text:visited-style-name="Index_20_Link">7.Planificación temporal<text:tab/>4</text:a></text:p>
          <text:p text:style-name="P30"><text:a xlink:type="simple" xlink:href="#__RefHeading___Toc453_171989147" text:style-name="Index_20_Link" text:visited-style-name="Index_20_Link">8.Riesgos<text:tab/>4</text:a></text:p>
          <text:p text:style-name="P30"><text:a xlink:type="simple" xlink:href="#__RefHeading___Toc455_171989147" text:style-name="Index_20_Link" text:visited-style-name="Index_20_Link">9.Evaluación económica<text:tab/>4</text:a></text:p>
        </text:index-body>
      </text:table-of-content>
      <text:p text:style-name="Standard"/>
      <text:p text:style-name="Standard"/>
      <text:p text:style-name="P14"/>
      <text:list xml:id="list1230150395" text:style-name="WWNum1">
        <text:list-item>
          <text:h text:style-name="P33" text:outline-level="1"><text:bookmark-start text:name="_Toc471220785"/><text:bookmark-start text:name="__RefHeading___Toc431_171989147"/>I<text:bookmark-end text:name="_Toc471220785"/>ntroducción<text:bookmark-end text:name="__RefHeading___Toc431_171989147"/></text:h>
        </text:list-item>
      </text:list>
      <text:p text:style-name="P3"><text:tab/></text:p>
      <text:p text:style-name="P4"><text:span text:style-name="T5"><text:tab/></text:span><text:span text:style-name="T16">[</text:span><text:span text:style-name="T17">La introducción del proyecto ofrece una visión general de todo el documento</text:span><text:span text:style-name="T16">.].</text:span></text:p>
      <text:p text:style-name="P5"><text:tab/></text:p>
      <text:p text:style-name="P5"><text:tab/>[Especificar el propósito del proyecto.].</text:p>
      <text:list xml:id="list95550123747878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2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8">[<text:span text:style-name="T15">C</text:span>on qué otros  proyectos está asociado y cualquier otra cosa que se vea afectada o influenciada por este documento. <text:span text:style-name="T15">Indica también dónde va a funcionar. ¿Será una aplicación web? ¿Para móvil?¿Para escritorio?]</text:span>.</text:p>
      <text:p text:style-name="P20"><text:bookmark text:name="_Toc471220788"/></text:p>
      <text:p text:style-name="P26">[Define el contexto de negocio para el producto. ¿En qué dominio va a funcionar (por ejemplo, telecomunicaciones, <text:span text:style-name="T22">ocio</text:span> o banca)? Y en qué mercado – ¿Quiénes son los usuarios? Indica si es producto se desarrolla para cumplir con un contrato o se trata de un producto comercial. También debería mencionarse si es la continuación de un proyecto existente].</text:p>
      <text:p text:style-name="P21"/>
      <text:list xml:id="list95551180478108" text:continue-numbering="true" text:style-name="WWNum1">
        <text:list-item>
          <text:list>
            <text:list-header>
              <text:h text:style-name="P38" text:outline-level="2"><text:bookmark text:name="_Toc349055388"/><text:bookmark text:name="_Toc24270070"/><text:bookmark-start text:name="__RefHeading___Toc439_171989147"/><text:bookmark-start text:name="_Toc2427007017"/><text:bookmark-start text:name="_Toc471220789"/><text:span text:style-name="T1">Defini</text:span><text:span text:style-name="T5">ciones</text:span><text:span text:style-name="T1">, </text:span><text:bookmark-end text:name="_Toc2427007017"/><text:span text:style-name="T5">acrónimos</text:span><text:span text:style-name="T1"> </text:span><text:span text:style-name="T6">y</text:span><text:span text:style-name="T1"> </text:span><text:bookmark-end text:name="_Toc471220789"/><text:span text:style-name="T5">abreviaturas</text:span><text:bookmark-end text:name="__RefHeading___Toc439_171989147"/><text:bookmark-start text:name="_Toc24272027"/><text:bookmark-start text:name="_Toc456600920"/><text:bookmark-start text:name="_Toc456598589"/></text:h>
            </text:list-header>
          </text:list>
        </text:list-item>
      </text:list>
      <text:p text:style-name="P26"><text:bookmark-end text:name="_Toc456600920"/><text:bookmark-end text:name="_Toc456598589"/><text:bookmark-end text:name="_Toc24272027"/>[Este subapartado ofrece las definiciones de todos los términos, acrónimos y abreviaturas que se necesiten para interpretar adecuadamente el proyecto.].</text:p>
      <text:list xml:id="list95550701496944" text:continue-numbering="true" text:style-name="WWNum1">
        <text:list-item>
          <text:h text:style-name="P34" text:outline-level="1"><text:bookmark-start text:name="_Toc471220790"/><text:bookmark-start text:name="__RefHeading___Toc441_171989147"/>D<text:bookmark-end text:name="_Toc471220790"/>escripción <text:span text:style-name="T23">del proyecto</text:span><text:bookmark-end text:name="__RefHeading___Toc441_171989147"/></text:h>
        </text:list-item>
      </text:list>
      <text:p text:style-name="P26">[Para darle al lector un contexto, describe brevemente el producto que se está desarrollando. Incluye el nombre del sistema y quizás el acrónimo, si es que se usa uno. Explica qué problema resuelve y por qué vale la pena el desarrollo del mismo.].</text:p>
      <text:list xml:id="list95550427091682" text:continue-numbering="true" text:style-name="WWNum1">
        <text:list-item>
          <text:h text:style-name="P34" text:outline-level="1"><text:bookmark-start text:name="_Toc471220791"/><text:bookmark-start text:name="__RefHeading___Toc443_171989147"/>O<text:bookmark-end text:name="_Toc471220791"/>bjetivos del proyecto<text:bookmark-end text:name="__RefHeading___Toc443_171989147"/></text:h>
        </text:list-item>
      </text:list>
      <text:p text:style-name="P26">[Indica los objetivos del <text:span text:style-name="T23">proyecto</text:span>. Unos objetivos definidos y expresados de manera clara ofrecen una buena base para establecer hitos y gestionar riesgos; es decir, para mantener el proyecto encarrilado y asegurar su éxito].</text:p>
      <text:p text:style-name="P25">[<text:span text:style-name="T23">Antes de redactar este apartado debes rellenar la plantilla de identificación de interesados del proyecto]</text:span></text:p>
      <text:list xml:id="list95550339169319" text:continue-numbering="true" text:style-name="WWNum1">
        <text:list-item>
          <text:h text:style-name="P35" text:outline-level="1"><text:bookmark-start text:name="_Toc471220792"/><text:bookmark-start text:name="__RefHeading___Toc445_171989147"/>Ar<text:span text:style-name="T24">qu</text:span>ite<text:span text:style-name="T24">c</text:span>tura<text:bookmark-end text:name="_Toc471220792"/><text:bookmark-end text:name="__RefHeading___Toc445_171989147"/></text:h>
        </text:list-item>
      </text:list>
      <text:p text:style-name="P29"><text:span text:style-name="T18">[Deberá incluirse el tipo de arquitectura (Cliente/Servidor, Web, Modelo-Vista-Controlador,...), a implementar, así como una pequeña descripción </text:span><text:span text:style-name="T19">e imagen/esquema </text:span><text:span text:style-name="T18">de la misma.</text:span><text:span text:style-name="T19">]</text:span></text:p>
      <text:list xml:id="list95550755338123" text:continue-numbering="true" text:style-name="WWNum1">
        <text:list-item>
          <text:h text:style-name="P36" text:outline-level="1"><text:bookmark-start text:name="_Toc471220793"/><text:bookmark-start text:name="__RefHeading___Toc447_171989147"/>H<text:bookmark-end text:name="_Toc471220793"/>erramientas<text:bookmark-end text:name="__RefHeading___Toc447_171989147"/></text:h>
        </text:list-item>
      </text:list>
      <text:p text:style-name="P18">[<text:span text:style-name="T24">Cuáles son las herramientas que vamos a utilizar para el desarrollo del proyecto, incluyendo su descripción así como los motivos de su elección.</text:span>]</text:p>
      <text:list xml:id="list95550323078862" text:continue-numbering="true" text:style-name="WWNum1">
        <text:list-item>
          <text:h text:style-name="P36" text:outline-level="1"><text:bookmark-start text:name="_Toc471220794"/><text:bookmark-start text:name="__RefHeading___Toc449_171989147"/>A<text:bookmark-end text:name="_Toc471220794"/>lcance del proyecto<text:bookmark-end text:name="__RefHeading___Toc449_171989147"/></text:h>
        </text:list-item>
      </text:list>
      <text:p text:style-name="P19">[<text:span text:style-name="T26">En este apartado debéis incluir: Ciclo de vida de desarrollo del proyecto. Diagrama EDT. Para cada nodo del EDT que no sea "hoja" describir brevemente en qué consiste. Para cada nodo "hoja" del EDT <text:s/>rellenar la descripción del paquete de trabajo siguiendo la plantilla "Descripción de Paquete de Trabajo".</text:span>].</text:p>
      <text:p text:style-name="P19"/>
      <text:list xml:id="list95550673537926" text:continue-numbering="true" text:style-name="WWNum1">
        <text:list-item>
          <text:h text:style-name="P37" text:outline-level="1"><text:bookmark-start text:name="_Toc471220795"/><text:bookmark-start text:name="__RefHeading___Toc451_171989147"/><text:soft-page-break/>P<text:bookmark-end text:name="_Toc471220795"/>lanificación temporal<text:bookmark-end text:name="__RefHeading___Toc451_171989147"/></text:h>
        </text:list-item>
      </text:list>
      <text:p text:style-name="P27">[<text:span text:style-name="T28">Ver documento de ayuda</text:span>].</text:p>
      <text:p text:style-name="P29"><text:span text:style-name="T13"/></text:p>
      <text:list xml:id="list95550869221376" text:continue-numbering="true" text:style-name="WWNum1">
        <text:list-item>
          <text:h text:style-name="P37" text:outline-level="1"><text:bookmark-start text:name="_Toc471220796"/><text:bookmark-start text:name="__RefHeading___Toc453_171989147"/>R<text:bookmark-end text:name="_Toc471220796"/>iesgos<text:bookmark-end text:name="__RefHeading___Toc453_171989147"/></text:h>
        </text:list-item>
      </text:list>
      <text:p text:style-name="P18"><text:span text:style-name="T20">[Cualquier riesgo que entrañe la ejecución de este proyecto debería aparecer identificado en este apartado</text:span><text:span text:style-name="T21">]</text:span><text:span text:style-name="T12"> </text:span></text:p>
      <text:list xml:id="list95550943247167" text:continue-numbering="true" text:style-name="WWNum1">
        <text:list-item>
          <text:h text:style-name="P35" text:outline-level="1"><text:bookmark-start text:name="_Toc471220797"/><text:bookmark-start text:name="__RefHeading___Toc455_171989147"/>E<text:bookmark-end text:name="_Toc471220797"/><text:span text:style-name="T25">valuación económica</text:span><text:bookmark-end text:name="__RefHeading___Toc455_171989147"/></text:h>
        </text:list-item>
      </text:list>
      <text:p text:style-name="P23">[<text:span text:style-name="T27">Ver documento de ayuda</text:span>]</text:p>
      <text:p text:style-name="P22"/>
      <text:p text:style-name="P22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1" svg:font-family="'Times New Roman', serif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s" fo:country="ES" style:letter-kerning="true" style:font-name-asian="Times New Roman2" style:font-size-asian="10pt" style:language-asian="es" style:country-asian="ES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es" fo:country="ES" style:letter-kerning="true" style:font-name-asian="Times New Roman2" style:font-size-asian="10pt" style:language-asian="es" style:country-asian="ES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423cm" fo:text-align="start" style:justify-single-word="false" fo:orphans="0" fo:widows="0" style:writing-mode="lr-tb"/>
      <style:text-properties fo:language="en" fo:country="US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loext:contextual-spacing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 style:default-outline-level="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Title" style:family="paragraph" style:parent-style-name="Standard" style:next-style-name="Standard" style:default-outline-level="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Subtitle" style:family="paragraph" style:parent-style-name="Standard" style:default-outline-level="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roman" style:font-pitch="variable"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 style:default-outline-level="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default-outline-level="">
      <style:paragraph-properties fo:margin-left="1.27cm" fo:margin-right="0cm" fo:text-indent="-0.762cm" style:auto-text-indent="false"/>
    </style:style>
    <style:style style:name="Bullet2" style:family="paragraph" style:parent-style-name="Standard" style:default-outline-level="">
      <style:paragraph-properties fo:margin-left="2.54cm" fo:margin-right="0cm" fo:text-indent="-0.635cm" style:auto-text-indent="false"/>
      <style:text-properties fo:color="#000080"/>
    </style:style>
    <style:style style:name="Tabletext" style:family="paragraph" style:parent-style-name="Standard" style:default-outline-level="">
      <style:paragraph-properties fo:margin-top="0cm" fo:margin-bottom="0.212cm" loext:contextual-spacing="false" fo:keep-together="always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footnote_20_text" style:display-name="footnote text" style:family="paragraph" style:parent-style-name="Standard" style:default-outline-level="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1" fo:keep-with-next="always"/>
      <style:text-properties style:font-name="Helvetica" fo:font-family="Helvetica" style:font-family-generic="roman" style:font-pitch="variable" fo:font-size="8pt" style:font-size-asian="8pt"/>
    </style:style>
    <style:style style:name="Main_20_Title" style:display-name="Main Title" style:family="paragraph" style:parent-style-name="Standard" style:default-outline-level="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/>
    </style:style>
    <style:style style:name="Paragraph1" style:family="paragraph" style:parent-style-name="Standard" style:default-outline-level="">
      <style:paragraph-properties fo:margin-top="0.141cm" fo:margin-bottom="0cm" loext:contextual-spacing="false" fo:line-height="100%" fo:text-align="justify" style:justify-single-word="false"/>
    </style:style>
    <style:style style:name="Paragraph3" style:family="paragraph" style:parent-style-name="Standard" style:default-outline-level="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 style:default-outline-level="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2.822cm" fo:margin-right="0cm" fo:text-indent="0cm" style:auto-text-indent="false"/>
    </style:style>
    <style:style style:name="Body_20_Text_20_2" style:display-name="Body Text 2" style:family="paragraph" style:parent-style-name="Standard" style:default-outline-level="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 style:default-outline-level="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/>
    </style:style>
    <style:style style:name="Bullet" style:family="paragraph" style:parent-style-name="Standard" style:default-outline-level="">
      <style:paragraph-properties fo:margin-left="0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/>
    </style:style>
    <style:style style:name="InfoBlue" style:family="paragraph" style:parent-style-name="Standard" style:auto-update="true" style:default-outline-level="">
      <style:paragraph-properties fo:margin-left="1.27cm" fo:margin-right="0cm" fo:margin-top="0cm" fo:margin-bottom="0.212cm" loext:contextual-spacing="false" fo:text-indent="0cm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Quotations" style:family="paragraph" style:parent-style-name="Standard" style:class="html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Pie_20_de_20_página_20_Car" style:display-name="Pie de página Car" style:family="text" style:parent-style-name="Default_20_Paragraph_20_Font">
      <style:text-properties fo:language="en" fo:country="US" style:language-asian="en" style:country-asian="US"/>
    </style:style>
    <style:style style:name="ListLabel_20_1" style:display-name="ListLabel 1" style:family="text">
      <style:text-properties fo:font-style="normal" style:font-style-asian="normal"/>
    </style:style>
    <style:style style:name="Index_20_Link" style:display-name="Index Link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6.859cm" fo:margin-left="-0.203cm" fo:margin-top="0cm" fo:margin-bottom="0cm" table:align="left" style:writing-mode="lr-tb"/>
    </style:style>
    <style:style style:name="Tabla1.A" style:family="table-column">
      <style:table-column-properties style:column-width="11.252cm"/>
    </style:style>
    <style:style style:name="Tabla1.B" style:family="table-column">
      <style:table-column-properties style:column-width="5.607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203cm" fo:padding-right="0.191cm" fo:padding-top="0cm" fo:padding-bottom="0cm" fo:border="0.75pt solid #00000a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a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a"/>
      <style:text-properties style:font-name="Arial" fo:font-size="18pt" fo:font-weight="bold" style:font-size-asian="18pt" style:font-weight-asian="bold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a"/>
      <style:text-properties fo:font-size="12pt" style:font-size-asian="12pt"/>
    </style:style>
    <style:style style:name="MP5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6" style:family="paragraph" style:parent-style-name="Standard">
      <style:text-properties fo:language="es" fo:country="ES"/>
    </style:style>
    <style:style style:name="MP7" style:family="paragraph" style:parent-style-name="Header">
      <style:text-properties fo:language="es" fo:country="ES"/>
    </style:style>
    <style:style style:name="MP8" style:family="paragraph" style:parent-style-name="Footer">
      <style:paragraph-properties fo:text-align="end" style:justify-single-word="false"/>
    </style:style>
    <style:style style:name="MP9" style:family="paragraph" style:parent-style-name="Footer">
      <style:text-properties fo:language="es" fo:country="ES"/>
    </style:style>
    <style:style style:name="MT1" style:family="text">
      <style:text-properties fo:language="es" fo:country="ES"/>
    </style:style>
    <style:style style:name="MT2" style:family="text">
      <style:text-properties fo:language="es" fo:country="ES" officeooo:rsid="0028dacc"/>
    </style:style>
    <style:style style:name="MT3" style:family="text">
      <style:text-properties officeooo:rsid="0028dacc"/>
    </style:style>
    <style:style style:name="MT4" style:family="text">
      <style:text-properties fo:language="es" fo:country="ES" officeooo:rsid="002a431b"/>
    </style:style>
    <style:style style:name="MT5" style:family="text">
      <style:text-properties fo:font-size="12pt" fo:language="es" fo:country="ES" fo:font-weight="bold" style:font-size-asian="12pt" style:font-weight-asian="bold" style:font-size-complex="12pt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/>
        <text:p text:style-name="MP2"/>
        <text:p text:style-name="MP3"><text:user-defined style:data-style-name="N0" text:name="Company">&lt;Nombre de la empresa&gt;</text:user-defined></text:p>
        <text:p text:style-name="MP4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d1" style:page-layout-name="Mpm1">
      <style:header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Standard"><text:subject>&lt;Nombre del proyecto&gt;</text:subject></text:p>
            </table:table-cell>
            <table:table-cell table:style-name="Tabla1.A1" office:value-type="string">
              <text:p text:style-name="MP5"><text:span text:style-name="MT1"><text:s text:c="2"/></text:span><text:span text:style-name="MT2">Versión</text:span><text:span text:style-name="MT1">: <text:s text:c="10"/>&lt;</text:span><text:span text:style-name="MT1"><text:user-defined style:data-style-name="N0" text:name="Versión">1.0</text:user-defined></text:span><text:span text:style-name="MT1">&gt;</text:span></text:p>
            </table:table-cell>
          </table:table-row>
          <table:table-row table:style-name="Tabla1.1">
            <table:table-cell table:style-name="Tabla1.A1" office:value-type="string">
              <text:p text:style-name="MP6"><text:title>Documento de Objetivos del Proyecto</text:title></text:p>
            </table:table-cell>
            <table:table-cell table:style-name="Tabla1.A1" office:value-type="string">
              <text:p text:style-name="MP6"><text:s text:c="2"/><text:span text:style-name="MT3">Fecha</text:span>: <text:s/>&lt;<text:span text:style-name="MT3">dd/mm/aaaa</text:span>&gt;</text:p>
            </table:table-cell>
          </table:table-row>
          <table:table-row table:style-name="Tabla1.1">
            <table:table-cell table:style-name="Tabla1.A1" table:number-columns-spanned="2" office:value-type="string">
              <text:p text:style-name="MP6">&lt;<text:span text:style-name="MT3">identificador de documento</text:span>&gt;</text:p>
            </table:table-cell>
            <table:covered-table-cell/>
          </table:table-row>
        </table:table>
        <text:p text:style-name="MP7"/>
      </style:header>
      <style:footer>
        <text:p text:style-name="MP8"><text:span text:style-name="MT4">Página</text:span><text:span text:style-name="MT1">: </text:span><text:span text:style-name="MT5"><text:page-number text:select-page="current">2</text:page-number></text:span><text:span text:style-name="MT1"><text:s/>/ </text:span><text:span text:style-name="MT5"><text:page-count>4</text:page-count></text:span></text:p>
        <text:p text:style-name="MP9"/>
      </style:footer>
    </style:master-page>
    <style:master-page style:name="Converted2" style:page-layout-name="Mpm3" style:next-style-name="Converted1">
      <style:header>
        <text:p text:style-name="Header"/>
      </style:header>
      <style:footer>
        <text:p text:style-name="Footer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o de Objetivos del Proyecto</dc:title>
    <dc:subject>&lt;Nombre del proyecto&gt;</dc:subject>
    <meta:initial-creator>Idoia</meta:initial-creator>
    <meta:editing-cycles>65</meta:editing-cycles>
    <meta:print-date>1601-01-01T00:00:00</meta:print-date>
    <meta:creation-date>2013-02-19T15:33:00</meta:creation-date>
    <dc:date>2020-02-03T09:54:10.777687138</dc:date>
    <meta:editing-duration>PT5H10M10S</meta:editing-duration>
    <meta:generator>LibreOffice/6.0.7.3$Linux_X86_64 LibreOffice_project/00m0$Build-3</meta:generator>
    <meta:document-statistic meta:table-count="1" meta:image-count="0" meta:object-count="0" meta:page-count="4" meta:paragraph-count="48" meta:word-count="450" meta:character-count="3039" meta:non-whitespace-character-count="2621"/>
    <meta:user-defined meta:name="AppVersion">12.0000</meta:user-defined>
    <meta:user-defined meta:name="Company">&lt;Nombre de la empresa&g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Versión" meta:value-type="string">1.0</meta:user-defined>
    <meta:template xlink:type="simple" xlink:actuate="onRequest" xlink:title="Plantilla.dot" xlink:href=""/>
  </office:meta>
</office:document-meta>
</file>